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Century Gothic1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>
        <style:tab-stops/>
      </style:paragraph-properties>
      <style:text-properties style:font-name="Century Gothic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>
        <style:tab-stops/>
      </style:paragraph-properties>
      <style:text-properties style:font-name="Century Gothic1" fo:font-size="12pt" style:font-size-asian="12pt" style:font-size-complex="12pt"/>
    </style:style>
    <style:style style:name="P4" style:family="paragraph" style:parent-style-name="Standard">
      <style:text-properties style:font-name="Century Gothic" fo:language="en" fo:country="US"/>
    </style:style>
    <style:style style:name="P5" style:family="paragraph" style:parent-style-name="Standard">
      <style:text-properties style:font-name="Century Gothic" fo:language="en" fo:country="US" fo:font-weight="bold" style:font-weight-asian="bold"/>
    </style:style>
    <style:style style:name="P6" style:family="paragraph" style:parent-style-name="Standard">
      <style:paragraph-properties>
        <style:tab-stops/>
      </style:paragraph-properties>
      <style:text-properties style:font-name="Century Gothic" fo:font-size="11pt" fo:language="en" fo:country="US" style:font-size-asian="11pt"/>
    </style:style>
    <style:style style:name="P7" style:family="paragraph" style:parent-style-name="Standard">
      <style:paragraph-properties>
        <style:tab-stops/>
      </style:paragraph-properties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P8" style:family="paragraph" style:parent-style-name="Subtitle">
      <style:paragraph-properties fo:margin-left="0in" fo:margin-right="0in" fo:text-indent="0in" style:auto-text-indent="false"/>
    </style:style>
    <style:style style:name="P9" style:family="paragraph" style:parent-style-name="Standard" style:list-style-name="WW8Num12">
      <style:text-properties style:font-name="Century Gothic" fo:language="en" fo:country="US"/>
    </style:style>
    <style:style style:name="P10" style:family="paragraph" style:parent-style-name="Standard">
      <style:paragraph-properties>
        <style:tab-stops/>
      </style:paragraph-properties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>
        <style:tab-stops/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style:font-name="Andale Mono"/>
    </style:style>
    <style:style style:name="T2" style:family="text">
      <style:text-properties style:font-name="Andale Mono" fo:language="en" fo:country="US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Century Gothic" fo:language="en" fo:country="US"/>
    </style:style>
    <style:style style:name="T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font-name="Century Gothic1"/>
    </style:style>
    <style:style style:name="T11" style:family="text">
      <style:text-properties style:font-name="Century Gothic1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Subject : </text:p>
      <text:p text:style-name="P8"><text:tab/>- <text:span text:style-name="T6">Konsep OOP<text:line-break/><text:tab/>- Implement Inheritance</text:span></text:p>
      <text:p text:style-name="P4"/>
      <text:p text:style-name="P5">Objective :</text:p>
      <text:list xml:id="list1535484033" text:style-name="WW8Num12">
        <text:list-item>
          <text:p text:style-name="P9">Memahami Konsep OOP</text:p>
        </text:list-item>
        <text:list-item>
          <text:p text:style-name="P9">Memahami Implement Inheritance</text:p>
        </text:list-item>
      </text:list>
      <text:p text:style-name="P6"/>
      <text:p text:style-name="P2">Tugas praktikum :</text:p>
      <text:p text:style-name="P2"/>
      <text:p text:style-name="P3"><text:span text:style-name="T4">Praktikum Soal 1<text:line-break/><text:line-break/></text:span><text:span text:style-name="T5"><text:tab/>1. Buatlah </text:span><text:span text:style-name="T8">folder soal1</text:span><text:span text:style-name="T9"> didalam folder sesi7</text:span><text:span text:style-name="T5">.</text:span></text:p>
      <text:p text:style-name="P3"><text:span text:style-name="T5"><text:tab/>2. Buatlah </text:span><text:span text:style-name="T7">folder main</text:span><text:span text:style-name="T5"> dan </text:span><text:span text:style-name="T8">folder service</text:span><text:span text:style-name="T5"> didalam folder soal1.</text:span><text:span text:style-name="T4"><text:line-break/><text:tab/></text:span><text:span text:style-name="T5">3. Buatlah </text:span><text:span text:style-name="T8">folder impl</text:span><text:span text:style-name="T5"> didalam folder service.</text:span></text:p>
      <text:p text:style-name="P1"><text:tab/>4. Buatlah file CalculatorServiceImpl.java.<text:line-break/><text:tab/>5. Edit file CalculatorServiceImpl.java dengan sintaks seperti dibawah ini :<text:line-break/><text:line-break/><text:tab/><text:span text:style-name="T1">package service.impl; </text:span></text:p>
      <text:p text:style-name="P7"/>
      <text:p text:style-name="P7"><text:tab/>import service.CalculatorService; </text:p>
      <text:p text:style-name="P7"/>
      <text:p text:style-name="P7"><text:tab/>public class CalculatorServiceImpl implements CalculatorService{ </text:p>
      <text:p text:style-name="P7"/>
      <text:p text:style-name="P7"><text:tab/><text:tab/>@Override </text:p>
      <text:p text:style-name="P7"><text:tab/><text:tab/>public Integer tambah(int bil1, int bil2) { </text:p>
      <text:p text:style-name="P7"><text:tab/><text:tab/><text:tab/>return bil1 + bil2; </text:p>
      <text:p text:style-name="P7"><text:tab/><text:tab/>} </text:p>
      <text:p text:style-name="P7"/>
      <text:p text:style-name="P7"><text:tab/><text:tab/>@Override </text:p>
      <text:p text:style-name="P7"><text:tab/><text:tab/>public Integer kurang(int bil1, int bil2) { </text:p>
      <text:p text:style-name="P7"><text:tab/><text:tab/><text:tab/>return bil1 - bil2; </text:p>
      <text:p text:style-name="P7"><text:tab/><text:tab/>} </text:p>
      <text:p text:style-name="P7"/>
      <text:p text:style-name="P7"><text:tab/><text:tab/>@Override </text:p>
      <text:p text:style-name="P7"><text:tab/><text:tab/>public Integer kali(int bil1, int bil2) { </text:p>
      <text:p text:style-name="P7"><text:tab/><text:tab/><text:tab/>return bil1 * bil2; </text:p>
      <text:p text:style-name="P7"><text:tab/><text:tab/>} </text:p>
      <text:p text:style-name="P7"/>
      <text:p text:style-name="P7"><text:tab/><text:tab/>@Override </text:p>
      <text:p text:style-name="P7"><text:tab/><text:tab/>public Integer bagi(int bil1, int bil2) { </text:p>
      <text:p text:style-name="P7"><text:tab/><text:tab/><text:tab/>return bil1 / bil2; </text:p>
      <text:p text:style-name="P7"><text:tab/><text:tab/>} </text:p>
      <text:p text:style-name="P7"><text:s text:c="4"/></text:p>
      <text:p text:style-name="P1"><text:span text:style-name="T1"><text:tab/>}<text:line-break/><text:line-break/></text:span><text:span text:style-name="T10"><text:tab/>6. Bua</text:span>tlah file CalculatorService.java didalam folder service.<text:span text:style-name="T1"><text:line-break/></text:span><text:span text:style-name="T10"><text:tab/>7. Edit file CalculatorService.java dengan sintaks seperti di bawah ini :</text:span></text:p>
      <text:p text:style-name="P1"/>
      <text:p text:style-name="P1"><text:soft-page-break/></text:p>
      <text:p text:style-name="P1"><text:tab/></text:p>
      <text:p text:style-name="P1"><text:tab/><text:span text:style-name="T1">package service; </text:span></text:p>
      <text:p text:style-name="P7"/>
      <text:p text:style-name="P7"><text:tab/>public interface CalculatorService { </text:p>
      <text:p text:style-name="P7"><text:s text:c="4"/><text:tab/><text:tab/>public Integer tambah (int bil1, int bil2); </text:p>
      <text:p text:style-name="P7"><text:s text:c="4"/><text:tab/><text:tab/>public Integer kurang (int bil1, int bil2); </text:p>
      <text:p text:style-name="P7"><text:s text:c="4"/><text:tab/><text:tab/>public Integer kali (int bil1, int bil2); </text:p>
      <text:p text:style-name="P7"><text:s text:c="4"/><text:tab/><text:tab/>public Integer bagi (int bil1, int bil2); </text:p>
      <text:p text:style-name="P7"><text:s text:c="4"/></text:p>
      <text:p text:style-name="P7"><text:tab/>}</text:p>
      <text:p text:style-name="P1"/>
      <text:p text:style-name="P1"><text:span text:style-name="T3"><text:tab/>8. Buatlah file MainClass.java didalam folder main.<text:line-break/><text:tab/>9. Edit file MainClass.java dengan sintaks seperti di bawah ini :<text:line-break/><text:line-break/><text:tab/></text:span><text:span text:style-name="T2">package main; </text:span></text:p>
      <text:p text:style-name="P11"/>
      <text:p text:style-name="P11"><text:tab/>import service.CalculatorService; </text:p>
      <text:p text:style-name="P11"><text:tab/>import service.impl.CalculatorServiceImpl; </text:p>
      <text:p text:style-name="P11"/>
      <text:p text:style-name="P11"><text:tab/>public class MainClass { </text:p>
      <text:p text:style-name="P11"><text:s text:c="4"/><text:tab/><text:tab/>public static void main(String[] args) { </text:p>
      <text:p text:style-name="P11"><text:s text:c="7"/><text:tab/><text:tab/><text:tab/>CalculatorService service = new <text:line-break/><text:tab/><text:tab/><text:tab/><text:tab/>CalculatorServiceImpl(); </text:p>
      <text:p text:style-name="P11"><text:s text:c="8"/></text:p>
      <text:p text:style-name="P11"><text:s text:c="8"/><text:tab/><text:tab/><text:tab/>Integer a = service.tambah(200, 4); </text:p>
      <text:p text:style-name="P11"><text:s text:c="8"/><text:tab/><text:tab/><text:tab/>Integer b = service.kurang(200, 4); </text:p>
      <text:p text:style-name="P11"><text:s text:c="8"/><text:tab/><text:tab/><text:tab/>Integer c = service.kali(200, 4); </text:p>
      <text:p text:style-name="P11"><text:s text:c="7"/><text:tab/><text:tab/><text:tab/>Integer d = service.bagi(200, 4); </text:p>
      <text:p text:style-name="P11"><text:s text:c="8"/></text:p>
      <text:p text:style-name="P11"><text:s text:c="8"/><text:tab/><text:tab/><text:tab/>System.out.println("Output"); </text:p>
      <text:p text:style-name="P11"><text:s text:c="8"/><text:tab/><text:tab/><text:tab/>System.out.println("Nilai a : " + a); </text:p>
      <text:p text:style-name="P11"><text:s text:c="8"/><text:tab/><text:tab/><text:tab/>System.out.println("Nilai b : " + b); </text:p>
      <text:p text:style-name="P11"><text:s text:c="8"/><text:tab/><text:tab/><text:tab/>System.out.println("Nilai c : " + c); </text:p>
      <text:p text:style-name="P11"><text:s text:c="8"/><text:tab/><text:tab/><text:tab/>System.out.println("Nilai d : " + d); </text:p>
      <text:p text:style-name="P11"><text:s text:c="8"/></text:p>
      <text:p text:style-name="P11"><text:s text:c="4"/><text:tab/><text:tab/>} </text:p>
      <text:p text:style-name="P7"><text:span text:style-name="T3"><text:tab/>}<text:line-break/><text:line-break/><text:tab/></text:span><text:span text:style-name="T11">10. Buka ComandPrompt, masuk terlebih dahulu ke directory soal1 <text:line-break/><text:tab/> <text:s text:c="5"/>menggunakan perintah </text:span><text:span text:style-name="T3">cd</text:span><text:span text:style-name="T11">.<text:line-break/></text:span><text:span text:style-name="T3"><text:line-break/><text:tab/></text:span><text:span text:style-name="T11">11. Compile file MainClass.java dari dari directory soal1 menggunakan <text:line-break/><text:tab/> <text:s text:c="5"/>perintah seperti di bawah ini :<text:line-break/><text:line-break/><text:tab/><text:tab/></text:span><text:span text:style-name="T3">$ javac -cp ./:. main/MainClass.java </text:span><text:span text:style-name="T11"><text:line-break/><text:tab/></text:span><text:span text:style-name="T11"><text:line-break/><text:tab/>12. Setelah compilasi berhasil, running file MainClass.java menggunakan <text:line-break/><text:tab/> <text:s text:c="5"/>perintah seperti di bawah ini :<text:line-break/></text:span><text:soft-page-break/><text:span text:style-name="T11"><text:line-break/><text:tab/><text:tab/></text:span><text:span text:style-name="T3">$ java -cp ./:. main/MainClass <text:line-break/></text:span><text:span text:style-name="T3"><text:tab/></text:span><text:span text:style-name="T11">13. Setelah running berhasil, selanjutnya lihatlah hasil running dan akan <text:line-break/><text:tab/> <text:s text:c="5"/>menampilkan hasil seperti di bawah ini :<text:line-break/><text:line-break/><text:tab/><text:tab/></text:span><text:span text:style-name="T3">Output </text:span></text:p>
      <text:p text:style-name="P11"><text:tab/><text:tab/>Nilai a : 204 </text:p>
      <text:p text:style-name="P11"><text:tab/><text:tab/>Nilai b : 196 </text:p>
      <text:p text:style-name="P11"><text:tab/><text:tab/>Nilai c : 800 </text:p>
      <text:p text:style-name="P11"><text:tab/><text:tab/>Nilai d : 5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Standard" style:next-style-name="Text_20_body" style:class="chapter">
      <style:text-properties style:font-name="Century Gothic" fo:language="en" fo:country="US" fo:font-weight="bold" style:font-weight-asian="bold"/>
    </style:style>
    <style:style style:name="WW8Num12z0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2">
      <text:list-level-style-bullet text:level="1" text:style-name="WW8Num12z0" style:num-suffix="." text:bullet-char="o">
        <style:list-level-properties text:space-before="0.25in" text:min-label-width="0.25in"/>
        <style:text-properties style:font-name="Courier New1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10-31T08:40:31</meta:creation-date>
    <dc:date>2011-10-31T15:22:33</dc:date>
    <dc:creator>izwan </dc:creator>
    <meta:editing-duration>PT00H12M33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3" meta:paragraph-count="62" meta:word-count="348" meta:character-count="2706"/>
  </office:meta>
</office:document-meta>
</file>